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e46"/>
    </style:style>
    <style:style style:name="P2" style:family="paragraph" style:parent-style-name="Standard">
      <style:text-properties officeooo:rsid="000b2e46" officeooo:paragraph-rsid="000b2e46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0e8e20" officeooo:paragraph-rsid="000ff9c1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0b9f58" officeooo:paragraph-rsid="000b9f58" style:text-blinking="false" fo:background-color="transparent"/>
    </style:style>
    <style:style style:name="P5" style:family="paragraph" style:parent-style-name="Text_20_body">
      <style:text-properties officeooo:paragraph-rsid="000b2e46"/>
    </style:style>
    <style:style style:name="P6" style:family="paragraph" style:parent-style-name="Text_20_body">
      <style:text-properties officeooo:rsid="000cbf23" officeooo:paragraph-rsid="000cbf23"/>
    </style:style>
    <style:style style:name="P7" style:family="paragraph" style:parent-style-name="Text_20_body">
      <style:text-properties officeooo:rsid="000cbf23" officeooo:paragraph-rsid="000e8e20"/>
    </style:style>
    <style:style style:name="P8" style:family="paragraph" style:parent-style-name="Text_20_body">
      <style:text-properties officeooo:rsid="000cbf23" officeooo:paragraph-rsid="000fe889"/>
    </style:style>
    <style:style style:name="P9" style:family="paragraph" style:parent-style-name="Text_20_body">
      <style:text-properties officeooo:rsid="000cbf23" officeooo:paragraph-rsid="000ff9c1"/>
    </style:style>
    <style:style style:name="P10" style:family="paragraph" style:parent-style-name="Text_20_body">
      <style:text-properties officeooo:rsid="000e8e20" officeooo:paragraph-rsid="000e8e20"/>
    </style:style>
    <style:style style:name="P11" style:family="paragraph" style:parent-style-name="Text_20_body">
      <style:text-properties officeooo:rsid="000e8e20" officeooo:paragraph-rsid="000fe889"/>
    </style:style>
    <style:style style:name="P12" style:family="paragraph" style:parent-style-name="Text_20_body">
      <style:text-properties officeooo:rsid="000e8e20" officeooo:paragraph-rsid="000ff9c1"/>
    </style:style>
    <style:style style:name="P13" style:family="paragraph" style:parent-style-name="Text_20_body">
      <style:text-properties officeooo:rsid="000fe889" officeooo:paragraph-rsid="000fe889"/>
    </style:style>
    <style:style style:name="P14" style:family="paragraph" style:parent-style-name="Text_20_body">
      <style:text-properties officeooo:rsid="000ff9c1" officeooo:paragraph-rsid="000ff9c1"/>
    </style:style>
    <style:style style:name="P15" style:family="paragraph" style:parent-style-name="Text_20_body">
      <style:text-properties officeooo:paragraph-rsid="000ff9c1"/>
    </style:style>
    <style:style style:name="P16" style:family="paragraph" style:parent-style-name="Text_20_body">
      <style:text-properties officeooo:rsid="00116f3e" officeooo:paragraph-rsid="00116f3e"/>
    </style:style>
    <style:style style:name="P17" style:family="paragraph" style:parent-style-name="Text_20_body">
      <style:paragraph-properties fo:margin-top="0cm" fo:margin-bottom="0cm" loext:contextual-spacing="false" fo:line-height="120%" style:writing-mode="lr-tb"/>
      <style:text-properties officeooo:rsid="000cbf23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0e8e2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0cbf2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0fe889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0ff9c1" style:text-blinking="false" fo:background-color="transparent" loext:char-shading-value="0"/>
    </style:style>
    <style:style style:name="T6" style:family="text">
      <style:text-properties officeooo:rsid="000cbf23"/>
    </style:style>
    <style:style style:name="T7" style:family="text">
      <style:text-properties officeooo:rsid="00120f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<text:span text:style-name="T7">`</text:span>magasin<text:span text:style-name="T7">` </text:span><text:s/>CHARACTER SET <text:span text:style-name="T7">= </text:span><text:s/><text:span text:style-name="T7">`</text:span>utf8<text:span text:style-name="T7">`</text:span>;</text:p>
      <text:p text:style-name="Standard">USE magasin ;</text:p>
      <text:p text:style-name="P1"/>
      <text:p text:style-name="P2"/>
      <text:p text:style-name="P15"><text:span text:style-name="T1">CREATE TABLE `commande` ( </text:span></text:p>
      <text:p text:style-name="P15"><text:span text:style-name="T1">`adresse de livraison` varchar(255) NOT NULL DEFAULT '',</text:span></text:p>
      <text:p text:style-name="P15"><text:span text:style-name="T1">`id` int(11) unsigned NOT NULL AUTO_INCREMENT, </text:span></text:p>
      <text:p text:style-name="P15"><text:span text:style-name="T1">PRIMARY KEY (`id`),</text:span></text:p>
      <text:p text:style-name="P16"><text:span text:style-name="T1">CONSTRAINT `fk_client`</text:span></text:p>
      <text:p text:style-name="P16"><text:span text:style-name="T1">FOREIGN KEY (client)</text:span></text:p>
      <text:p text:style-name="P16"><text:span text:style-name="T1">references client(`id`)</text:span></text:p>
      <text:p text:style-name="P15"><text:span text:style-name="T1"><text:s/>) ENGINE=InnoDB DEFAULT CHARSET=utf8;</text:span></text:p>
      <text:p text:style-name="P5"><text:span text:style-name="T1"/></text:p>
      <text:p text:style-name="P6"><text:span text:style-name="T1"/></text:p>
      <text:p text:style-name="P7"><text:span text:style-name="T1">CREATE TABLE `c</text:span><text:span text:style-name="T2">lient</text:span><text:span text:style-name="T1">` (</text:span></text:p>
      <text:p text:style-name="P7"><text:span text:style-name="T1">`</text:span><text:span text:style-name="T2">nom</text:span><text:span text:style-name="T1">` varchar(255) NOT NULL DEFAULT '', </text:span></text:p>
      <text:p text:style-name="P10"><text:span text:style-name="T1">`prénom` varchar(255) NOT NULL DEFAULT </text:span><text:span text:style-name="T3">'',</text:span></text:p>
      <text:p text:style-name="P10"><text:span text:style-name="T1">`email` varchar(255) NULL DEFAULT </text:span><text:span text:style-name="T3">'', </text:span></text:p>
      <text:p text:style-name="P7"><text:span text:style-name="T1">`id` int(11) unsigned NOT NULL AUTO_INCREMENT,</text:span></text:p>
      <text:p text:style-name="P7"><text:span text:style-name="T1"><text:s/>PRIMARY KEY (`id`) </text:span></text:p>
      <text:p text:style-name="P7"><text:span text:style-name="T1">) ENGINE=InnoDB DEFAULT CHARSET=utf8;</text:span></text:p>
      <text:p text:style-name="P7"><text:span text:style-name="T1"/></text:p>
      <text:p text:style-name="P13"><text:span text:style-name="T1"/></text:p>
      <text:p text:style-name="P8"><text:span text:style-name="T1">CREATE TABLE `c</text:span><text:span text:style-name="T4">ouleur</text:span><text:span text:style-name="T1">` (</text:span></text:p>
      <text:p text:style-name="P8"><text:span text:style-name="T1">`</text:span><text:span text:style-name="T4">marron</text:span><text:span text:style-name="T1">` varchar(255) NOT NULL DEFAULT '', </text:span></text:p>
      <text:p text:style-name="P11"><text:span text:style-name="T1">`</text:span><text:span text:style-name="T4">noir</text:span><text:span text:style-name="T1">` varchar(255) NOT NULL DEFAULT </text:span><text:span text:style-name="T3">'',</text:span></text:p>
      <text:p text:style-name="P11"><text:span text:style-name="T1">`</text:span><text:span text:style-name="T4">blanc</text:span><text:span text:style-name="T1">` varchar(255) NOT NULL DEFAULT </text:span><text:span text:style-name="T3">'', </text:span></text:p>
      <text:p text:style-name="P8"><text:span text:style-name="T1">`id` int(11) unsigned NOT NULL AUTO_INCREMENT,</text:span></text:p>
      <text:p text:style-name="P8"><text:span text:style-name="T1"><text:s/>PRIMARY KEY (`id`) </text:span></text:p>
      <text:p text:style-name="P8"><text:span text:style-name="T1">) ENGINE=InnoDB DEFAULT CHARSET=utf8;</text:span></text:p>
      <text:p text:style-name="P8"><text:span text:style-name="T5"/></text:p>
      <text:p text:style-name="P8"><text:span text:style-name="T5"/></text:p>
      <text:p text:style-name="P9"><text:span text:style-name="T1">CREATE TABLE `c</text:span><text:span text:style-name="T5">haussure</text:span><text:span text:style-name="T1">` (</text:span></text:p>
      <text:p text:style-name="P9"><text:span text:style-name="T1">`</text:span><text:span text:style-name="T4">ma</text:span><text:span text:style-name="T5">rque</text:span><text:span text:style-name="T1">` varchar(255) NOT NULL DEFAULT '', </text:span></text:p>
      <text:p text:style-name="P15"><text:span text:style-name="T2">`</text:span><text:span text:style-name="T5">prix</text:span><text:span text:style-name="T3">` int(11) unsigned NOT NULL DEFAULT '0',</text:span></text:p>
      <text:p text:style-name="P3"><text:bookmark text:name="docs-internal-guid-91a63d44-7fff-5170-c8f8-920032cd6300"/><text:span text:style-name="T6">`pointure` int(11) unsigned NOT NULL DEFAULT '0',</text:span></text:p>
      <text:p text:style-name="P12"><text:span text:style-name="T3"/></text:p>
      <text:p text:style-name="P9"><text:span text:style-name="T1">`id` int(11) unsigned NOT NULL AUTO_INCREMENT,</text:span></text:p>
      <text:p text:style-name="P9"><text:soft-page-break/><text:span text:style-name="T1"><text:s/>PRIMARY KEY (`id`) </text:span></text:p>
      <text:p text:style-name="P9"><text:span text:style-name="T1">) ENGINE=InnoDB DEFAULT CHARSET=utf8;</text:span></text:p>
      <text:p text:style-name="P14"><text:span text:style-name="T1"/></text:p>
      <text:p text:style-name="P9"><text:span text:style-name="T1">CREATE TABLE `</text:span><text:span text:style-name="T5">modèle</text:span><text:span text:style-name="T1">` (</text:span></text:p>
      <text:p text:style-name="P9"><text:span text:style-name="T1">`</text:span><text:span text:style-name="T5">sandale</text:span><text:span text:style-name="T1">` varchar(255) NOT NULL DEFAULT '',</text:span></text:p>
      <text:p text:style-name="P9"><text:span text:style-name="T1">`</text:span><text:span text:style-name="T5">escarpin</text:span><text:span text:style-name="T1">` varchar(255) NOT NULL DEFAULT '',</text:span></text:p>
      <text:p text:style-name="P9"><text:span text:style-name="T1">`</text:span><text:span text:style-name="T5">botte</text:span><text:span text:style-name="T1">` varchar(255) NOT NULL DEFAULT '',</text:span></text:p>
      <text:p text:style-name="P9"><text:span text:style-name="T1">`</text:span><text:span text:style-name="T5">basket</text:span><text:span text:style-name="T1">` varchar(255) NOT NULL DEFAULT '',</text:span></text:p>
      <text:p text:style-name="P9"><text:span text:style-name="T1">`id` int(11) unsigned NOT NULL AUTO_INCREMENT,</text:span></text:p>
      <text:p text:style-name="P9"><text:span text:style-name="T1"><text:s/>PRIMARY KEY (`id`) </text:span></text:p>
      <text:p text:style-name="P9"><text:span text:style-name="T1">) ENGINE=InnoDB DEFAULT CHARSET=utf8;</text:span></text:p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43:15.298954695</meta:creation-date>
    <meta:generator>LibreOffice/6.0.7.3$Linux_X86_64 LibreOffice_project/00m0$Build-3</meta:generator>
    <dc:date>2019-09-03T22:17:21.523904653</dc:date>
    <meta:editing-duration>PT46M16S</meta:editing-duration>
    <meta:editing-cycles>4</meta:editing-cycles>
    <meta:document-statistic meta:table-count="0" meta:image-count="0" meta:object-count="0" meta:page-count="2" meta:paragraph-count="39" meta:word-count="189" meta:character-count="1375" meta:non-whitespace-character-count="1207"/>
  </office:meta>
</office:document-meta>
</file>